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1.7083in" fo:margin-left="1.6771in" table:align="left" style:writing-mode="lr-tb"/>
    </style:style>
    <style:style style:name="Table3.A" style:family="table-column">
      <style:table-column-properties style:column-width="0.5833in"/>
    </style:style>
    <style:style style:name="Table3.B" style:family="table-column">
      <style:table-column-properties style:column-width="0.6667in"/>
    </style:style>
    <style:style style:name="Table3.C" style:family="table-column">
      <style:table-column-properties style:column-width="0.4583in"/>
    </style:style>
    <style:style style:name="Table3.A1" style:family="table-cell">
      <style:table-cell-properties style:vertical-align="top" fo:padding="0.0694in" fo:border="1pt solid #000000"/>
    </style:style>
    <style:style style:name="Table4" style:family="table">
      <style:table-properties style:width="5.0417in" fo:margin-left="0.8021in" table:align="left" style:writing-mode="lr-tb"/>
    </style:style>
    <style:style style:name="Table4.A" style:family="table-column">
      <style:table-column-properties style:column-width="1.3438in"/>
    </style:style>
    <style:style style:name="Table4.B" style:family="table-column">
      <style:table-column-properties style:column-width="3.6979in"/>
    </style:style>
    <style:style style:name="Table4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B2" style:family="table-cell">
      <style:table-cell-properties style:vertical-align="top" fo:padding="0.0694in" fo:border="1pt solid #000000"/>
    </style:style>
    <style:style style:name="Table4.A3" style:family="table-cell">
      <style:table-cell-properties style:vertical-align="top" fo:padding="0.0694in" fo:border="1pt solid #000000"/>
    </style:style>
    <style:style style:name="Table4.B3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4.B4" style:family="table-cell">
      <style:table-cell-properties style:vertical-align="top" fo:padding="0.0694in" fo:border="1pt solid #000000"/>
    </style:style>
    <style:style style:name="Table5" style:family="table">
      <style:table-properties style:width="1.8958in" fo:margin-left="2in" table:align="left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.5208in"/>
    </style:style>
    <style:style style:name="Table5.A1" style:family="table-cell">
      <style:table-cell-properties style:vertical-align="top" fo:padding="0.0694in" fo:border="1pt solid #000000"/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1.9375in" fo:margin-left="2in" table:align="left" style:writing-mode="lr-tb"/>
    </style:style>
    <style:style style:name="Table7.A" style:family="table-column">
      <style:table-column-properties style:column-width="0.375in"/>
    </style:style>
    <style:style style:name="Table7.B" style:family="table-column">
      <style:table-column-properties style:column-width="1.5625in"/>
    </style:style>
    <style:style style:name="Table7.A1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1.9375in" fo:margin-left="2in" table:align="left" style:writing-mode="lr-tb"/>
    </style:style>
    <style:style style:name="Table9.A" style:family="table-column">
      <style:table-column-properties style:column-width="0.375in"/>
    </style:style>
    <style:style style:name="Table9.B" style:family="table-column">
      <style:table-column-properties style:column-width="1.5625in"/>
    </style:style>
    <style:style style:name="Table9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7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8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TINKER</text:span><text:span text:style-name="T4"> </text:span><text:span text:style-name="T4">ACADEMY</text:span></text:p>
      <text:p text:style-name="P4"/>
      <text:p text:style-name="P2"><text:span text:style-name="T3">SCRATCH</text:span><text:span text:style-name="T3"> </text:span><text:span text:style-name="T3">Programming</text:span><text:span text:style-name="T3"> </text:span><text:span text:style-name="T3">Advanced</text:span></text:p>
      <text:p text:style-name="P5"/>
      <text:p text:style-name="P3"><text:span text:style-name="T2">Quiz</text:span><text:span text:style-name="T2"> 7: </text:span><text:span text:style-name="T2">Application</text:span><text:span text:style-name="T2"> </text:span><text:span text:style-name="T2">Of</text:span><text:span text:style-name="T2"> </text:span><text:span text:style-name="T2">Data</text:span><text:span text:style-name="T2"> </text:span><text:span text:style-name="T2">Structures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6">seventh</text:span><text:span text:style-name="T5"> </text:span><text:span text:style-name="T5">SCRATCH</text:span><text:span text:style-name="T5"> </text:span><text:span text:style-name="T5">Programming</text:span><text:span text:style-name="T5"> </text:span><text:span text:style-name="T5">Advanced</text:span><text:span text:style-name="T5"> </text:span><text:span text:style-name="T5">class</text:span><text:span text:style-name="T5">.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0"><text:span text:style-name="T5">A</text:span><text:span text:style-name="T5"> </text:span><text:span text:style-name="T5">TIC</text:span><text:span text:style-name="T5">-</text:span><text:span text:style-name="T5">TAC</text:span><text:span text:style-name="T5">-</text:span><text:span text:style-name="T5">TOE</text:span><text:span text:style-name="T5"> </text:span><text:span text:style-name="T5">game</text:span><text:span text:style-name="T5"> </text:span><text:span text:style-name="T5">is</text:span><text:span text:style-name="T5"> </text:span><text:span text:style-name="T5">in</text:span><text:span text:style-name="T5"> </text:span><text:span text:style-name="T5">progress</text:span><text:span text:style-name="T5">. </text:span><text:span text:style-name="T5">The</text:span><text:span text:style-name="T5"> </text:span><text:span text:style-name="T5">board</text:span><text:span text:style-name="T5"> </text:span><text:span text:style-name="T5">currently</text:span><text:span text:style-name="T5"> </text:span><text:span text:style-name="T5">looks</text:span><text:span text:style-name="T5"> </text:span><text:span text:style-name="T5">like</text:span><text:span text:style-name="T5"> </text:span><text:span text:style-name="T5">this</text:span><text:span text:style-name="T5">.</text:span></text:p>
            <text:p text:style-name="P11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9">X</text:p>
                </table:table-cell>
                <table:table-cell table:style-name="Table3.A1" office:value-type="string">
                  <text:p text:style-name="P13"/>
                </table:table-cell>
                <table:table-cell table:style-name="Table3.A1" office:value-type="string">
                  <text:p text:style-name="P13"/>
                </table:table-cell>
              </table:table-row>
              <table:table-row>
                <table:table-cell table:style-name="Table3.A1" office:value-type="string">
                  <text:p text:style-name="P13"/>
                </table:table-cell>
                <table:table-cell table:style-name="Table3.A1" office:value-type="string">
                  <text:p text:style-name="P19">X</text:p>
                </table:table-cell>
                <table:table-cell table:style-name="Table3.A1" office:value-type="string">
                  <text:p text:style-name="P13"/>
                </table:table-cell>
              </table:table-row>
              <table:table-row>
                <table:table-cell table:style-name="Table3.A1" office:value-type="string">
                  <text:p text:style-name="P13"/>
                </table:table-cell>
                <table:table-cell table:style-name="Table3.A1" office:value-type="string">
                  <text:p text:style-name="P13"/>
                </table:table-cell>
                <table:table-cell table:style-name="Table3.A1" office:value-type="string">
                  <text:p text:style-name="P19">O</text:p>
                </table:table-cell>
              </table:table-row>
            </table:table>
            <text:p text:style-name="P15"/>
            <text:p text:style-name="P11"/>
            <text:p text:style-name="P10"><text:span text:style-name="T6">You</text:span><text:span text:style-name="T6"> </text:span><text:span text:style-name="T6">will</text:span><text:span text:style-name="T6"> </text:span><text:span text:style-name="T6">need</text:span><text:span text:style-name="T6"> </text:span><text:span text:style-name="T6">to</text:span><text:span text:style-name="T6"> </text:span><text:span text:style-name="T6">fill</text:span><text:span text:style-name="T6"> </text:span><text:span text:style-name="T6">the</text:span><text:span text:style-name="T6"> </text:span><text:span text:style-name="T6">TAC</text:span><text:span text:style-name="T6">_</text:span><text:span text:style-name="T6">TAC</text:span><text:span text:style-name="T6">_</text:span><text:span text:style-name="T6">TOE</text:span><text:span text:style-name="T6"> </text:span><text:span text:style-name="T6">list</text:span><text:span text:style-name="T6"> </text:span><text:span text:style-name="T6">in</text:span><text:span text:style-name="T6"> </text:span><text:span text:style-name="T6">the</text:span><text:span text:style-name="T6"> </text:span><text:span text:style-name="T6">answer</text:span><text:span text:style-name="T6"> </text:span><text:span text:style-name="T6">box</text:span><text:span text:style-name="T6"> </text:span><text:span text:style-name="T6">below</text:span><text:span text:style-name="T6"> </text:span><text:span text:style-name="T6">with</text:span><text:span text:style-name="T6"> </text:span><text:span text:style-name="T6">one</text:span><text:span text:style-name="T6"> </text:span><text:span text:style-name="T6">of</text:span><text:span text:style-name="T6"> </text:span><text:span text:style-name="T6">the</text:span><text:span text:style-name="T6"> </text:span><text:span text:style-name="T6">markers</text:span></text:p>
            <text:p text:style-name="P11"/>
            <text:p text:style-name="P11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0">Marker</text:p>
                </table:table-cell>
                <table:table-cell table:style-name="Table4.A1" office:value-type="string">
                  <text:p text:style-name="P9"><text:span text:style-name="T5">Use</text:span><text:span text:style-name="T5"> </text:span><text:span text:style-name="T5">this</text:span><text:span text:style-name="T5"> </text:span><text:span text:style-name="T5">marker</text:span><text:span text:style-name="T5"> </text:span><text:span text:style-name="T5">when</text:span></text:p>
                </table:table-cell>
              </table:table-row>
              <table:table-row>
                <table:table-cell table:style-name="Table4.A2" office:value-type="string">
                  <text:p text:style-name="P9"><text:span text:style-name="T5">EMPTY</text:span><text:span text:style-name="T5">_</text:span><text:span text:style-name="T5">SLOT</text:span></text:p>
                </table:table-cell>
                <table:table-cell table:style-name="Table4.B2" office:value-type="string">
                  <text:p text:style-name="P9"><text:span text:style-name="T5">The</text:span><text:span text:style-name="T5"> </text:span><text:span text:style-name="T5">corresponding</text:span><text:span text:style-name="T5"> </text:span><text:span text:style-name="T5">slot</text:span><text:span text:style-name="T5"> </text:span><text:span text:style-name="T5">on</text:span><text:span text:style-name="T5"> </text:span><text:span text:style-name="T5">the</text:span><text:span text:style-name="T5"> </text:span><text:span text:style-name="T5">board</text:span><text:span text:style-name="T5"> </text:span><text:span text:style-name="T5">is</text:span><text:span text:style-name="T5"> </text:span><text:span text:style-name="T5">empty</text:span></text:p>
                </table:table-cell>
              </table:table-row>
              <table:table-row>
                <table:table-cell table:style-name="Table4.A3" office:value-type="string">
                  <text:p text:style-name="P9"><text:span text:style-name="T5">CROSS</text:span><text:span text:style-name="T5">_</text:span><text:span text:style-name="T5">SLOT</text:span></text:p>
                </table:table-cell>
                <table:table-cell table:style-name="Table4.B3" office:value-type="string">
                  <text:p text:style-name="P9"><text:span text:style-name="T5">The</text:span><text:span text:style-name="T5"> </text:span><text:span text:style-name="T5">corresponding</text:span><text:span text:style-name="T5"> </text:span><text:span text:style-name="T5">slot</text:span><text:span text:style-name="T5"> </text:span><text:span text:style-name="T5">on</text:span><text:span text:style-name="T5"> </text:span><text:span text:style-name="T5">the</text:span><text:span text:style-name="T5"> </text:span><text:span text:style-name="T5">board</text:span><text:span text:style-name="T5"> </text:span><text:span text:style-name="T5">has</text:span><text:span text:style-name="T5"> </text:span><text:span text:style-name="T5">a</text:span><text:span text:style-name="T5"> </text:span><text:span text:style-name="T5">cross</text:span></text:p>
                </table:table-cell>
              </table:table-row>
              <table:table-row>
                <table:table-cell table:style-name="Table4.A4" office:value-type="string">
                  <text:p text:style-name="P9"><text:span text:style-name="T5">CIRCLE</text:span><text:span text:style-name="T5">_</text:span><text:span text:style-name="T5">SLOT</text:span></text:p>
                </table:table-cell>
                <table:table-cell table:style-name="Table4.B4" office:value-type="string">
                  <text:p text:style-name="P9"><text:span text:style-name="T5">The</text:span><text:span text:style-name="T5"> </text:span><text:span text:style-name="T5">corresponding</text:span><text:span text:style-name="T5"> </text:span><text:span text:style-name="T5">slot</text:span><text:span text:style-name="T5"> </text:span><text:span text:style-name="T5">on</text:span><text:span text:style-name="T5"> </text:span><text:span text:style-name="T5">the</text:span><text:span text:style-name="T5"> </text:span><text:span text:style-name="T5">board</text:span><text:span text:style-name="T5"> </text:span><text:span text:style-name="T5">has</text:span><text:span text:style-name="T5"> </text:span><text:span text:style-name="T5">a</text:span><text:span text:style-name="T5"> </text:span><text:span text:style-name="T5">circle</text:span></text:p>
                </table:table-cell>
              </table:table-row>
            </table:table>
            <text:p text:style-name="P15"/>
            <text:p text:style-name="P11"/>
            <text:p text:style-name="P10"><text:span text:style-name="T5">Type</text:span><text:span text:style-name="T5"> </text:span><text:span text:style-name="T5">in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</table:table-cell>
        </table:table-row>
        <table:table-row>
          <table:table-cell table:style-name="Table2.A1" office:value-type="string">
            <text:p text:style-name="P11">Answer</text:p>
          </table:table-cell>
        </table:table-row>
        <table:table-row>
          <table:table-cell table:style-name="Table2.A4" office:value-type="string">
            <text:p text:style-name="P15"/>
            <text:p text:style-name="P10"><text:span text:style-name="T6">Complete</text:span><text:span text:style-name="T6"> </text:span><text:span text:style-name="T6">TIC</text:span><text:span text:style-name="T6">_</text:span><text:span text:style-name="T6">TAC</text:span><text:span text:style-name="T6">_</text:span><text:span text:style-name="T6">TOE</text:span><text:span text:style-name="T6"> </text:span><text:span text:style-name="T6">list</text:span><text:span text:style-name="T6"> </text:span><text:span text:style-name="T6">below</text:span></text:p>
            <text:p text:style-name="P11"/>
            <text:p text:style-name="P11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0">1</text:p>
                </table:table-cell>
                <table:table-cell table:style-name="Table5.A1" office:value-type="string">
                  <text:p text:style-name="P14"><text:span text:style-name="T1">CIRCLE_SLOT</text:span></text:p>
                </table:table-cell>
              </table:table-row>
              <table:table-row>
                <table:table-cell table:style-name="Table5.A1" office:value-type="string">
                  <text:p text:style-name="P20"><text:soft-page-break/>2</text:p>
                </table:table-cell>
                <table:table-cell table:style-name="Table5.A1" office:value-type="string">
                  <text:p text:style-name="P14"><text:span text:style-name="T1">EMPTY_SLOT</text:span></text:p>
                </table:table-cell>
              </table:table-row>
              <table:table-row>
                <table:table-cell table:style-name="Table5.A1" office:value-type="string">
                  <text:p text:style-name="P20">3</text:p>
                </table:table-cell>
                <table:table-cell table:style-name="Table5.A1" office:value-type="string">
                  <text:p text:style-name="P14"><text:span text:style-name="T1">EMPTY_SLOT</text:span></text:p>
                </table:table-cell>
              </table:table-row>
              <table:table-row>
                <table:table-cell table:style-name="Table5.A1" office:value-type="string">
                  <text:p text:style-name="P20">4</text:p>
                </table:table-cell>
                <table:table-cell table:style-name="Table5.A1" office:value-type="string">
                  <text:p text:style-name="P14"><text:span text:style-name="T1">EMPTY_SLOT</text:span></text:p>
                </table:table-cell>
              </table:table-row>
              <table:table-row>
                <table:table-cell table:style-name="Table5.A1" office:value-type="string">
                  <text:p text:style-name="P20">5</text:p>
                </table:table-cell>
                <table:table-cell table:style-name="Table5.A1" office:value-type="string">
                  <text:p text:style-name="P14"><text:span text:style-name="T1">CROSS_SLOT</text:span></text:p>
                </table:table-cell>
              </table:table-row>
              <table:table-row>
                <table:table-cell table:style-name="Table5.A1" office:value-type="string">
                  <text:p text:style-name="P20">6</text:p>
                </table:table-cell>
                <table:table-cell table:style-name="Table5.A1" office:value-type="string">
                  <text:p text:style-name="P14"><text:span text:style-name="T1">EMPTY_SLOT</text:span></text:p>
                </table:table-cell>
              </table:table-row>
              <table:table-row>
                <table:table-cell table:style-name="Table5.A1" office:value-type="string">
                  <text:p text:style-name="P20">7</text:p>
                </table:table-cell>
                <table:table-cell table:style-name="Table5.A1" office:value-type="string">
                  <text:p text:style-name="P14"><text:span text:style-name="T1">EMPTY_SLOT</text:span></text:p>
                </table:table-cell>
              </table:table-row>
              <table:table-row>
                <table:table-cell table:style-name="Table5.A1" office:value-type="string">
                  <text:p text:style-name="P20">8</text:p>
                </table:table-cell>
                <table:table-cell table:style-name="Table5.A1" office:value-type="string">
                  <text:p text:style-name="P14"><text:span text:style-name="T1">EMPTY_SLOT</text:span></text:p>
                </table:table-cell>
              </table:table-row>
              <table:table-row>
                <table:table-cell table:style-name="Table5.A1" office:value-type="string">
                  <text:p text:style-name="P20">9</text:p>
                </table:table-cell>
                <table:table-cell table:style-name="Table5.A1" office:value-type="string">
                  <text:p text:style-name="P14"><text:span text:style-name="T1">CIRCLE_SLOT</text:span></text:p>
                </table:table-cell>
              </table:table-row>
            </table:table>
            <text:p text:style-name="P15"/>
            <text:p text:style-name="P11"/>
          </table:table-cell>
        </table:table-row>
      </table:table>
      <text:p text:style-name="P1"/>
      <text:p text:style-name="P8"/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10"><text:span text:style-name="T5">Question</text:span><text:span text:style-name="T5"> 2</text:span></text:p>
          </table:table-cell>
        </table:table-row>
        <table:table-row>
          <table:table-cell table:style-name="Table6.A2" office:value-type="string">
            <text:p text:style-name="P10"><text:span text:style-name="T5">A</text:span><text:span text:style-name="T5"> </text:span><text:span text:style-name="T5">TIC</text:span><text:span text:style-name="T5">-</text:span><text:span text:style-name="T5">TAC</text:span><text:span text:style-name="T5">-</text:span><text:span text:style-name="T5">TOE</text:span><text:span text:style-name="T5"> </text:span><text:span text:style-name="T5">game</text:span><text:span text:style-name="T5"> </text:span><text:span text:style-name="T5">is</text:span><text:span text:style-name="T5"> </text:span><text:span text:style-name="T5">in</text:span><text:span text:style-name="T5"> </text:span><text:span text:style-name="T5">progress</text:span><text:span text:style-name="T5">. </text:span><text:span text:style-name="T5">The</text:span><text:span text:style-name="T5"> </text:span><text:span text:style-name="T5">corresponding</text:span><text:span text:style-name="T5"> </text:span><text:span text:style-name="T5">TIC</text:span><text:span text:style-name="T5">_</text:span><text:span text:style-name="T5">TAC</text:span><text:span text:style-name="T5">_</text:span><text:span text:style-name="T5">TOE</text:span><text:span text:style-name="T5"> </text:span><text:span text:style-name="T5">list</text:span><text:span text:style-name="T5"> </text:span><text:span text:style-name="T5">is</text:span><text:span text:style-name="T5"> </text:span><text:span text:style-name="T5">below</text:span></text:p>
            <text:p text:style-name="P11"/>
            <text:p text:style-name="P11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1">1</text:p>
                </table:table-cell>
                <table:table-cell table:style-name="Table7.A1" office:value-type="string">
                  <text:p text:style-name="P9"><text:span text:style-name="T5">EMPTY</text:span><text:span text:style-name="T5">_</text:span><text:span text:style-name="T5">SLOT</text:span></text:p>
                </table:table-cell>
              </table:table-row>
              <table:table-row>
                <table:table-cell table:style-name="Table7.A1" office:value-type="string">
                  <text:p text:style-name="P11">2</text:p>
                </table:table-cell>
                <table:table-cell table:style-name="Table7.A1" office:value-type="string">
                  <text:p text:style-name="P9"><text:span text:style-name="T5">CROSS</text:span><text:span text:style-name="T5">_</text:span><text:span text:style-name="T5">SLOT</text:span></text:p>
                </table:table-cell>
              </table:table-row>
              <table:table-row>
                <table:table-cell table:style-name="Table7.A1" office:value-type="string">
                  <text:p text:style-name="P11">3</text:p>
                </table:table-cell>
                <table:table-cell table:style-name="Table7.A1" office:value-type="string">
                  <text:p text:style-name="P9"><text:span text:style-name="T5">CIRCLE</text:span><text:span text:style-name="T5">_</text:span><text:span text:style-name="T5">SLOT</text:span></text:p>
                </table:table-cell>
              </table:table-row>
              <table:table-row>
                <table:table-cell table:style-name="Table7.A1" office:value-type="string">
                  <text:p text:style-name="P11">4</text:p>
                </table:table-cell>
                <table:table-cell table:style-name="Table7.A1" office:value-type="string">
                  <text:p text:style-name="P9"><text:span text:style-name="T5">EMPTY</text:span><text:span text:style-name="T5">_</text:span><text:span text:style-name="T5">SLOT</text:span></text:p>
                </table:table-cell>
              </table:table-row>
              <table:table-row>
                <table:table-cell table:style-name="Table7.A1" office:value-type="string">
                  <text:p text:style-name="P11">5</text:p>
                </table:table-cell>
                <table:table-cell table:style-name="Table7.A1" office:value-type="string">
                  <text:p text:style-name="P9"><text:span text:style-name="T5">CROSS</text:span><text:span text:style-name="T5">_</text:span><text:span text:style-name="T5">SLOT</text:span></text:p>
                </table:table-cell>
              </table:table-row>
              <table:table-row>
                <table:table-cell table:style-name="Table7.A1" office:value-type="string">
                  <text:p text:style-name="P11">6</text:p>
                </table:table-cell>
                <table:table-cell table:style-name="Table7.A1" office:value-type="string">
                  <text:p text:style-name="P9"><text:span text:style-name="T5">EMPTY</text:span><text:span text:style-name="T5">_</text:span><text:span text:style-name="T5">SLOT</text:span></text:p>
                </table:table-cell>
              </table:table-row>
              <table:table-row>
                <table:table-cell table:style-name="Table7.A1" office:value-type="string">
                  <text:p text:style-name="P11">7</text:p>
                </table:table-cell>
                <table:table-cell table:style-name="Table7.A1" office:value-type="string">
                  <text:p text:style-name="P9"><text:span text:style-name="T5">CIRCLE</text:span><text:span text:style-name="T5">_</text:span><text:span text:style-name="T5">SLOT</text:span></text:p>
                </table:table-cell>
              </table:table-row>
              <table:table-row>
                <table:table-cell table:style-name="Table7.A1" office:value-type="string">
                  <text:p text:style-name="P11">8</text:p>
                </table:table-cell>
                <table:table-cell table:style-name="Table7.A1" office:value-type="string">
                  <text:p text:style-name="P9"><text:span text:style-name="T5">CROSS</text:span><text:span text:style-name="T5">_</text:span><text:span text:style-name="T5">SLOT</text:span></text:p>
                </table:table-cell>
              </table:table-row>
              <table:table-row>
                <table:table-cell table:style-name="Table7.A1" office:value-type="string">
                  <text:p text:style-name="P11">9</text:p>
                </table:table-cell>
                <table:table-cell table:style-name="Table7.A1" office:value-type="string">
                  <text:p text:style-name="P9"><text:span text:style-name="T5">EMPTY</text:span><text:span text:style-name="T5">_</text:span><text:span text:style-name="T5">SLOT</text:span></text:p>
                </table:table-cell>
              </table:table-row>
            </table:table>
            <text:p text:style-name="P15"/>
            <text:p text:style-name="P11"/>
            <text:p text:style-name="P10"><text:span text:style-name="T5">Does</text:span><text:span text:style-name="T5"> </text:span><text:span text:style-name="T5">the</text:span><text:span text:style-name="T5"> </text:span><text:span text:style-name="T5">game</text:span><text:span text:style-name="T5"> </text:span><text:span text:style-name="T5">have</text:span><text:span text:style-name="T5"> </text:span><text:span text:style-name="T5">a</text:span><text:span text:style-name="T5"> </text:span><text:span text:style-name="T5">winning</text:span><text:span text:style-name="T5"> </text:span><text:span text:style-name="T5">combination</text:span><text:span text:style-name="T5">?</text:span></text:p>
            <text:p text:style-name="P11"/>
            <text:p text:style-name="P10"><text:span text:style-name="T5">Answer</text:span><text:span text:style-name="T5"> </text:span><text:span text:style-name="T5">Yes</text:span><text:span text:style-name="T5"> </text:span><text:span text:style-name="T5">or</text:span><text:span text:style-name="T5"> </text:span><text:span text:style-name="T5">No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<text:line-break/><text:line-break/><text:line-break/></text:span><text:span text:style-name="T5">Type</text:span><text:span text:style-name="T5"> </text:span><text:span text:style-name="T5">in</text:span><text:span text:style-name="T5"> </text:span><text:span text:style-name="T5">your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</table:table-cell>
        </table:table-row>
        <table:table-row>
          <table:table-cell table:style-name="Table6.A1" office:value-type="string">
            <text:p text:style-name="P11">Answer</text:p>
          </table:table-cell>
        </table:table-row>
        <text:soft-page-break/>
        <table:table-row>
          <table:table-cell table:style-name="Table6.A4" office:value-type="string">
            <text:p text:style-name="P15">Yes</text:p>
            <text:p text:style-name="P11"/>
            <text:p text:style-name="P11"/>
          </table:table-cell>
        </table:table-row>
      </table:table>
      <text:p text:style-name="P1"/>
      <text:p text:style-name="P1"/>
      <text:p text:style-name="P7"/>
      <table:table table:name="Table8" table:style-name="Table8">
        <table:table-column table:style-name="Table8.A"/>
        <table:table-row>
          <table:table-cell table:style-name="Table8.A1" office:value-type="string">
            <text:p text:style-name="P10"><text:span text:style-name="T5">Question</text:span><text:span text:style-name="T5"> 3</text:span></text:p>
          </table:table-cell>
        </table:table-row>
        <table:table-row>
          <table:table-cell table:style-name="Table8.A2" office:value-type="string">
            <text:p text:style-name="P10"><text:span text:style-name="T5">A</text:span><text:span text:style-name="T5"> </text:span><text:span text:style-name="T5">TIC</text:span><text:span text:style-name="T5">-</text:span><text:span text:style-name="T5">TAC</text:span><text:span text:style-name="T5">-</text:span><text:span text:style-name="T5">TOE</text:span><text:span text:style-name="T5"> </text:span><text:span text:style-name="T5">game</text:span><text:span text:style-name="T5"> </text:span><text:span text:style-name="T5">is</text:span><text:span text:style-name="T5"> </text:span><text:span text:style-name="T5">in</text:span><text:span text:style-name="T5"> </text:span><text:span text:style-name="T5">progress</text:span><text:span text:style-name="T5">. </text:span><text:span text:style-name="T5">After</text:span><text:span text:style-name="T5"> </text:span><text:span text:style-name="T5">a</text:span><text:span text:style-name="T5"> </text:span><text:span text:style-name="T5">few</text:span><text:span text:style-name="T5"> </text:span><text:span text:style-name="T5">turns</text:span><text:span text:style-name="T5">, </text:span><text:span text:style-name="T5">the</text:span><text:span text:style-name="T5"> </text:span><text:span text:style-name="T5">corresponding</text:span><text:span text:style-name="T5"> </text:span><text:span text:style-name="T5">TIC</text:span><text:span text:style-name="T5">_</text:span><text:span text:style-name="T5">TAC</text:span><text:span text:style-name="T5">_</text:span><text:span text:style-name="T5">TOE</text:span><text:span text:style-name="T5"> </text:span><text:span text:style-name="T5">list</text:span><text:span text:style-name="T5"> </text:span><text:span text:style-name="T5">is</text:span><text:span text:style-name="T5"> </text:span><text:span text:style-name="T5">has</text:span><text:span text:style-name="T5"> </text:span><text:span text:style-name="T5">been</text:span><text:span text:style-name="T5"> </text:span><text:span text:style-name="T5">updated</text:span><text:span text:style-name="T5"> </text:span><text:span text:style-name="T5">as</text:span><text:span text:style-name="T5"> </text:span><text:span text:style-name="T5">below</text:span></text:p>
            <text:p text:style-name="P11"/>
            <text:p text:style-name="P11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1">1</text:p>
                </table:table-cell>
                <table:table-cell table:style-name="Table9.A1" office:value-type="string">
                  <text:p text:style-name="P9"><text:span text:style-name="T5">EMPTY</text:span><text:span text:style-name="T5">_</text:span><text:span text:style-name="T5">SLOT</text:span></text:p>
                </table:table-cell>
              </table:table-row>
              <table:table-row>
                <table:table-cell table:style-name="Table9.A1" office:value-type="string">
                  <text:p text:style-name="P11">2</text:p>
                </table:table-cell>
                <table:table-cell table:style-name="Table9.A1" office:value-type="string">
                  <text:p text:style-name="P9"><text:span text:style-name="T5">CROSS</text:span><text:span text:style-name="T5">_</text:span><text:span text:style-name="T5">SLOT</text:span></text:p>
                </table:table-cell>
              </table:table-row>
              <table:table-row>
                <table:table-cell table:style-name="Table9.A1" office:value-type="string">
                  <text:p text:style-name="P11">3</text:p>
                </table:table-cell>
                <table:table-cell table:style-name="Table9.A1" office:value-type="string">
                  <text:p text:style-name="P9"><text:span text:style-name="T5">CIRCLE</text:span><text:span text:style-name="T5">_</text:span><text:span text:style-name="T5">SLOT</text:span></text:p>
                </table:table-cell>
              </table:table-row>
              <table:table-row>
                <table:table-cell table:style-name="Table9.A1" office:value-type="string">
                  <text:p text:style-name="P11">4</text:p>
                </table:table-cell>
                <table:table-cell table:style-name="Table9.A1" office:value-type="string">
                  <text:p text:style-name="P9"><text:span text:style-name="T5">EMPTY</text:span><text:span text:style-name="T5">_</text:span><text:span text:style-name="T5">SLOT</text:span></text:p>
                </table:table-cell>
              </table:table-row>
              <table:table-row>
                <table:table-cell table:style-name="Table9.A1" office:value-type="string">
                  <text:p text:style-name="P11">5</text:p>
                </table:table-cell>
                <table:table-cell table:style-name="Table9.A1" office:value-type="string">
                  <text:p text:style-name="P9"><text:span text:style-name="T5">CROSS</text:span><text:span text:style-name="T5">_</text:span><text:span text:style-name="T5">SLOT</text:span></text:p>
                </table:table-cell>
              </table:table-row>
              <table:table-row>
                <table:table-cell table:style-name="Table9.A1" office:value-type="string">
                  <text:p text:style-name="P11">6</text:p>
                </table:table-cell>
                <table:table-cell table:style-name="Table9.A1" office:value-type="string">
                  <text:p text:style-name="P9"><text:span text:style-name="T5">EMPTY</text:span><text:span text:style-name="T5">_</text:span><text:span text:style-name="T5">SLOT</text:span></text:p>
                </table:table-cell>
              </table:table-row>
              <table:table-row>
                <table:table-cell table:style-name="Table9.A1" office:value-type="string">
                  <text:p text:style-name="P11">7</text:p>
                </table:table-cell>
                <table:table-cell table:style-name="Table9.A1" office:value-type="string">
                  <text:p text:style-name="P9"><text:span text:style-name="T5">CIRCLE</text:span><text:span text:style-name="T5">_</text:span><text:span text:style-name="T5">SLOT</text:span></text:p>
                </table:table-cell>
              </table:table-row>
              <table:table-row>
                <table:table-cell table:style-name="Table9.A1" office:value-type="string">
                  <text:p text:style-name="P11">8</text:p>
                </table:table-cell>
                <table:table-cell table:style-name="Table9.A1" office:value-type="string">
                  <text:p text:style-name="P9"><text:span text:style-name="T5">CROSS</text:span><text:span text:style-name="T5">_</text:span><text:span text:style-name="T5">SLOT</text:span></text:p>
                </table:table-cell>
              </table:table-row>
              <table:table-row>
                <table:table-cell table:style-name="Table9.A1" office:value-type="string">
                  <text:p text:style-name="P11">9</text:p>
                </table:table-cell>
                <table:table-cell table:style-name="Table9.A1" office:value-type="string">
                  <text:p text:style-name="P9"><text:span text:style-name="T5">EMPTY</text:span><text:span text:style-name="T5">_</text:span><text:span text:style-name="T5">SLOT</text:span></text:p>
                </table:table-cell>
              </table:table-row>
            </table:table>
            <text:p text:style-name="P15"/>
            <text:p text:style-name="P11"/>
            <text:p text:style-name="P10"><text:span text:style-name="T5">What</text:span><text:span text:style-name="T5"> </text:span><text:span text:style-name="T5">is</text:span><text:span text:style-name="T5"> </text:span><text:span text:style-name="T5">the</text:span><text:span text:style-name="T5"> </text:span><text:span text:style-name="T5">value</text:span><text:span text:style-name="T5"> </text:span><text:span text:style-name="T5">of</text:span><text:span text:style-name="T5"> </text:span><text:span text:style-name="T5">the</text:span><text:span text:style-name="T5"> </text:span><text:span text:style-name="T5">TURN</text:span><text:span text:style-name="T5"> </text:span><text:span text:style-name="T5">variable</text:span><text:span text:style-name="T5">? </text:span></text:p>
            <text:p text:style-name="P10"><text:span text:style-name="T5">(</text:span><text:span text:style-name="T5">Remember</text:span><text:span text:style-name="T5"> </text:span><text:span text:style-name="T5">TURN</text:span><text:span text:style-name="T5"> </text:span><text:span text:style-name="T5">starts</text:span><text:span text:style-name="T5"> </text:span><text:span text:style-name="T5">at</text:span><text:span text:style-name="T5"> 0 </text:span><text:span text:style-name="T5">and</text:span><text:span text:style-name="T5"> </text:span><text:span text:style-name="T5">indicates</text:span><text:span text:style-name="T5"> </text:span><text:span text:style-name="T5">the</text:span><text:span text:style-name="T5"> </text:span><text:span text:style-name="T5">value</text:span><text:span text:style-name="T5"> </text:span><text:span text:style-name="T5">to</text:span><text:span text:style-name="T5"> </text:span><text:span text:style-name="T5">be</text:span><text:span text:style-name="T5"> </text:span><text:span text:style-name="T5">used</text:span><text:span text:style-name="T5"> </text:span><text:span text:style-name="T5">for</text:span><text:span text:style-name="T5"> </text:span><text:span text:style-name="T5">the</text:span><text:span text:style-name="T5"> </text:span><text:span text:style-name="T5">next</text:span><text:span text:style-name="T5"> </text:span><text:span text:style-name="T5">turn</text:span><text:span text:style-name="T5">)</text:span></text:p>
            <text:p text:style-name="P12"/>
            <text:p text:style-name="P16"><text:span text:style-name="T5">Typ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</text:span></text:p>
          </table:table-cell>
        </table:table-row>
        <table:table-row>
          <table:table-cell table:style-name="Table8.A1" office:value-type="string">
            <text:p text:style-name="P11">Answer</text:p>
          </table:table-cell>
        </table:table-row>
        <table:table-row>
          <table:table-cell table:style-name="Table8.A4" office:value-type="string">
            <text:p text:style-name="P11">4</text:p>
            <text:p text:style-name="P11"/>
            <text:p text:style-name="P11"/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9" meta:image-count="0" meta:object-count="0" meta:page-count="3" meta:paragraph-count="91" meta:word-count="268" meta:character-count="1493" meta:non-whitespace-character-count="1304"/>
    <dc:date>2014-11-09T13:54:13</dc:date>
    <meta:editing-duration>PT2M41S</meta:editing-duration>
  </office:meta>
</office:document-meta>
</file>